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cm" fo:margin-right="0cm" fo:text-align="justify" style:justify-single-word="false" fo:text-indent="1.101cm" style:auto-text-indent="false" style:page-number="auto" fo:background-color="transparent">
        <style:background-image/>
      </style:paragraph-properties>
      <style:text-properties fo:font-size="14pt" officeooo:rsid="000d6613" officeooo:paragraph-rsid="000d6613" style:font-size-asian="14pt" style:font-size-complex="14pt"/>
    </style:style>
    <style:style style:name="P2" style:family="paragraph" style:parent-style-name="Standard">
      <style:paragraph-properties fo:margin-left="0cm" fo:margin-right="0cm" fo:text-align="justify" style:justify-single-word="false" fo:text-indent="1.101cm" style:auto-text-indent="false" fo:background-color="transparent">
        <style:background-image/>
      </style:paragraph-properties>
      <style:text-properties fo:font-size="14pt" officeooo:rsid="000d6613" officeooo:paragraph-rsid="000d6613" style:font-size-asian="14pt" style:font-size-complex="14pt"/>
    </style:style>
    <style:style style:name="P3" style:family="paragraph" style:parent-style-name="Standard">
      <style:paragraph-properties fo:margin-left="0cm" fo:margin-right="0cm" fo:text-align="justify" style:justify-single-word="false" fo:text-indent="1.101cm" style:auto-text-indent="false" fo:background-color="transparent">
        <style:background-image/>
      </style:paragraph-properties>
      <style:text-properties fo:font-size="14pt" officeooo:rsid="000f4650" officeooo:paragraph-rsid="000f4650" style:font-size-asian="14pt" style:font-size-complex="14pt"/>
    </style:style>
    <style:style style:name="P4" style:family="paragraph" style:parent-style-name="Standard">
      <style:paragraph-properties fo:margin-left="0cm" fo:margin-right="0cm" fo:text-align="justify" style:justify-single-word="false" fo:text-indent="1.101cm" style:auto-text-indent="false" fo:background-color="transparent">
        <style:background-image/>
      </style:paragraph-properties>
      <style:text-properties fo:font-size="14pt" officeooo:rsid="0010cc95" officeooo:paragraph-rsid="0010cc95" style:font-size-asian="14pt" style:font-size-complex="14pt"/>
    </style:style>
    <style:style style:name="T1" style:family="text">
      <style:text-properties officeooo:rsid="000dcc16"/>
    </style:style>
    <style:style style:name="T2" style:family="text">
      <style:text-properties officeooo:rsid="0010a32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Асобным блокам фестывалю сярэднявечнай культуры “Рубон” плануецца фестываль сярэднявечнай кухні, які мае на мэце папулярызацыю аўтэнтычнай сярэднявечнай кухні і абмен вопытам у гэтай сферы.</text:p>
      <text:p text:style-name="P2">Праца кулінарнага свята плануецца на працягу аднаго дня – 2 верасня. Удзельнікам прапануецца прыгатаваць і прадставіць 2-3 блюды, якія б ілюстравалі пэўны рэгіён, пэўны сацыяльны слой, былі фрагментам пэўнага культурнага комплексу. <text:span text:style-name="T1">Для прэзентацыі блюд кожнаму камандзе-ўзельніку</text:span> <text:span text:style-name="T1">будзе вылучана да 30 хвілін. Форма прэзентацыі можа вар’іравацца. Гэта можа быць міні-лекцыя на тэму культурных тардыцый, застольнага этыкету пэўнага рэгіёну, звесткі пра першакрыніцы, інсцэніроўка трапезы і падобнае. Час будзе ўдакладняцца пазней, пры вызначэнні колькасці ўдзельнікаў.</text:span></text:p>
      <text:p text:style-name="P3">На прэзентацыю блюда павінна падавацца парцыённа для магчымасці дэгустацыі ўсімі зацікаўленымі. Пасля дэгустацыі прадугледжваецца магчымасць продажу вырабленых прадуктаў. </text:p>
      <text:p text:style-name="P3">Плануецца выстава рэцэптаў, у межах якой шырокае кола ўдзельнікаў і гледачоў зможа пазнаёміцца са складам інгрыдыентаў і прыгатаваннем той ці іншай стравы. <text:span text:style-name="T2">Будзе дзейнічаць сярэднявечная таверна.</text:span></text:p>
      <text:p text:style-name="P4">Кантакты для ўдзельнікаў: тэл. 375 29 5126084; <text:s/><text:a xlink:type="simple" xlink:href="mailto:sl5126084@gmail.com" text:style-name="Internet_20_link" text:visited-style-name="Visited_20_Internet_20_Link">sl5126084@gmail.com</text:a> Святлан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11:14:37.826077142</meta:creation-date>
    <dc:date>2017-04-18T23:06:28.535914850</dc:date>
    <meta:editing-duration>PT17M51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5" meta:word-count="148" meta:character-count="1198" meta:non-whitespace-character-count="1052"/>
  </office:meta>
</office:document-meta>
</file>